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erializationUtil.deserializeMock( InputStream unserialize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rializationUtil.serializeMock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rializationUtil.deserializeMock( ByteArrayOutputStream serialized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erializationUtil.serializeAndBack( 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